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792in"/>
    </style:style>
    <style:style style:name="Table1.B" style:family="table-column">
      <style:table-column-properties style:column-width="2.9271in"/>
    </style:style>
    <style:style style:name="Table1.C" style:family="table-column">
      <style:table-column-properties style:column-width="3.0208in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db12a" officeooo:paragraph-rsid="000db12a"/>
    </style:style>
    <style:style style:name="P2" style:family="paragraph" style:parent-style-name="Table_20_Contents">
      <style:text-properties officeooo:rsid="000db12a" officeooo:paragraph-rsid="000db12a"/>
    </style:style>
    <style:style style:name="P3" style:family="paragraph" style:parent-style-name="Table_20_Contents">
      <style:text-properties officeooo:rsid="00118c8a" officeooo:paragraph-rsid="00118c8a"/>
    </style:style>
    <style:style style:name="P4" style:family="paragraph" style:parent-style-name="Table_20_Contents">
      <style:text-properties officeooo:rsid="00118c8a" officeooo:paragraph-rsid="0014f9cb"/>
    </style:style>
    <style:style style:name="P5" style:family="paragraph" style:parent-style-name="Table_20_Contents">
      <style:text-properties officeooo:rsid="00118c8a" officeooo:paragraph-rsid="00170a77"/>
    </style:style>
    <style:style style:name="P6" style:family="paragraph" style:parent-style-name="Table_20_Contents">
      <style:text-properties officeooo:rsid="00127543" officeooo:paragraph-rsid="00127543"/>
    </style:style>
    <style:style style:name="P7" style:family="paragraph" style:parent-style-name="Table_20_Contents">
      <style:text-properties officeooo:rsid="0013eee6" officeooo:paragraph-rsid="0013eee6"/>
    </style:style>
    <style:style style:name="P8" style:family="paragraph" style:parent-style-name="Table_20_Contents">
      <style:text-properties officeooo:rsid="0014f9cb" officeooo:paragraph-rsid="0014f9cb"/>
    </style:style>
    <style:style style:name="P9" style:family="paragraph" style:parent-style-name="Table_20_Contents">
      <style:text-properties officeooo:rsid="001503f4" officeooo:paragraph-rsid="001503f4"/>
    </style:style>
    <style:style style:name="P10" style:family="paragraph" style:parent-style-name="Table_20_Contents">
      <style:text-properties officeooo:rsid="0015a1a6" officeooo:paragraph-rsid="0015a1a6"/>
    </style:style>
    <style:style style:name="P11" style:family="paragraph" style:parent-style-name="Table_20_Contents">
      <style:text-properties officeooo:rsid="00170a77" officeooo:paragraph-rsid="00170a77"/>
    </style:style>
    <style:style style:name="P12" style:family="paragraph" style:parent-style-name="Table_20_Contents">
      <style:text-properties officeooo:rsid="001738af" officeooo:paragraph-rsid="001738af"/>
    </style:style>
    <style:style style:name="P13" style:family="paragraph" style:parent-style-name="Table_20_Contents">
      <style:text-properties officeooo:rsid="0017801d" officeooo:paragraph-rsid="0017801d"/>
    </style:style>
    <style:style style:name="P14" style:family="paragraph" style:parent-style-name="Table_20_Contents">
      <style:text-properties officeooo:rsid="00198f82" officeooo:paragraph-rsid="00198f82"/>
    </style:style>
    <style:style style:name="P15" style:family="paragraph" style:parent-style-name="Table_20_Contents">
      <style:text-properties officeooo:rsid="0019dc81" officeooo:paragraph-rsid="0019dc81"/>
    </style:style>
    <style:style style:name="P16" style:family="paragraph" style:parent-style-name="Table_20_Contents">
      <style:text-properties officeooo:rsid="001b25f4" officeooo:paragraph-rsid="001b25f4"/>
    </style:style>
    <style:style style:name="T1" style:family="text">
      <style:text-properties officeooo:rsid="00127543"/>
    </style:style>
    <style:style style:name="T2" style:family="text">
      <style:text-properties officeooo:rsid="0013eee6"/>
    </style:style>
    <style:style style:name="T3" style:family="text">
      <style:text-properties officeooo:rsid="0014f9cb"/>
    </style:style>
    <style:style style:name="T4" style:family="text">
      <style:text-properties officeooo:rsid="001503f4"/>
    </style:style>
    <style:style style:name="T5" style:family="text">
      <style:text-properties officeooo:rsid="0015a1a6"/>
    </style:style>
    <style:style style:name="T6" style:family="text">
      <style:text-properties officeooo:rsid="00170a77"/>
    </style:style>
    <style:style style:name="T7" style:family="text">
      <style:text-properties officeooo:rsid="001738af"/>
    </style:style>
    <style:style style:name="T8" style:family="text">
      <style:text-properties officeooo:rsid="0017801d"/>
    </style:style>
    <style:style style:name="T9" style:family="text">
      <style:text-properties officeooo:rsid="001783eb"/>
    </style:style>
    <style:style style:name="T10" style:family="text">
      <style:text-properties officeooo:rsid="00181c38"/>
    </style:style>
    <style:style style:name="T11" style:family="text">
      <style:text-properties officeooo:rsid="001b25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MS Test suite.</text:p>
      <text:p text:style-name="P1">All tests have a main method <text:span text:style-name="T9">with arguments</text:span> and expects externally running brokers.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Test Name</text:p>
          </table:table-cell>
          <table:table-cell table:style-name="Table1.A1" office:value-type="string">
            <text:p text:style-name="P2">Description</text:p>
          </table:table-cell>
          <table:table-cell table:style-name="Table1.C1" office:value-type="string">
            <text:p text:style-name="P2">How To Validate</text:p>
          </table:table-cell>
        </table:table-row>
        <table:table-row>
          <table:table-cell table:style-name="Table1.A2" office:value-type="string">
            <text:p text:style-name="P2">Test1</text:p>
          </table:table-cell>
          <table:table-cell table:style-name="Table1.A2" office:value-type="string">
            <text:p text:style-name="P2">Validate repeated failover. <text:span text:style-name="T1">Run for at least 5-10 mins. You could also script the broker behavior and run the test overnight.</text:span></text:p>
            <text:p text:style-name="P2"/>
            <text:p text:style-name="P3">1. Send and receive a continuous stream of messages.</text:p>
            <text:p text:style-name="P3"/>
            <text:p text:style-name="P3">2. Repeatedly cycle the brokers <text:span text:style-name="T1">randomizing</text:span> the down time.</text:p>
            <text:p text:style-name="P3"/>
            <text:p text:style-name="P3">3. Randomly kill all brokers and wait for a period of time before restarting them.</text:p>
            <text:p text:style-name="P3"/>
            <text:p text:style-name="P3">4. <text:span text:style-name="T1">Induce network failures as the exceptions thrown are different from a broker crash.</text:span></text:p>
          </table:table-cell>
          <table:table-cell table:style-name="Table1.C2" office:value-type="string">
            <text:p text:style-name="P6">1. Verify all producers and consumers are created properly after failover.</text:p>
            <text:p text:style-name="P6"/>
            <text:p text:style-name="P6">2. Verify that exponential backoff is used when reconnecting.</text:p>
            <text:p text:style-name="P6"/>
            <text:p text:style-name="P6">3. Verify there is no memory growth.</text:p>
          </table:table-cell>
        </table:table-row>
        <table:table-row>
          <table:table-cell table:style-name="Table1.A2" office:value-type="string">
            <text:p text:style-name="P6">Test2</text:p>
          </table:table-cell>
          <table:table-cell table:style-name="Table1.A2" office:value-type="string">
            <text:p text:style-name="P7">Validate <text:span text:style-name="T11">there is no message loss</text:span> . The test will attempt to read from MY_QUEUE and put the msgs into MY_DEST_QUEUE.</text:p>
            <text:p text:style-name="P7"/>
            <text:p text:style-name="P7">1. Populate MY_QUEUE with a reasonable amount of messages (Ex 100k) to allow sufficient time to induce several network and/or broker failures.</text:p>
            <text:p text:style-name="P7"/>
            <text:p text:style-name="P7">2. Start the test in transacted, client-ack or auto-ack mode.</text:p>
            <text:p text:style-name="P7"/>
            <text:p text:style-name="P7">3. Induce multiple network and broker failures.</text:p>
            <text:p text:style-name="P7"/>
            <text:p text:style-name="P7">4. Let the test run until no activity (sending/consuming) is shown in the logs.</text:p>
          </table:table-cell>
          <table:table-cell table:style-name="Table1.C2" office:value-type="string">
            <text:p text:style-name="P7">1. If using transacted verify that</text:p>
            <text:p text:style-name="P7"><text:s text:c="4"/>1.1 MY_QUEUE is empty.</text:p>
            <text:p text:style-name="P7"/>
            <text:p text:style-name="P7"><text:s text:c="4"/>1.2 MY_DEST_QUEUE has the exact number of msgs that was in MY_QUEUE at the start.</text:p>
            <text:p text:style-name="P7"/>
            <text:p text:style-name="P7">2. If using a non transacted msg, verify that </text:p>
            <text:p text:style-name="P7"><text:s text:c="4"/>2.1 MY_QUEUE is empty.</text:p>
            <text:p text:style-name="P7"/>
            <text:p text:style-name="P7"><text:s text:c="4"/>2.2 MY_DEST_QUEUE has at least the number of msgs that was in MY_QUEUE at the start. (Dups allowed).</text:p>
            <text:p text:style-name="P7"/>
            <text:p text:style-name="P7"><text:s text:c="4"/>2.3 You could further verify that there is no message loss by accounting for all messages.</text:p>
          </table:table-cell>
        </table:table-row>
        <table:table-row>
          <table:table-cell table:style-name="Table1.A2" office:value-type="string">
            <text:p text:style-name="P7">Test3</text:p>
          </table:table-cell>
          <table:table-cell table:style-name="Table1.A2" office:value-type="string">
            <text:p text:style-name="P8">Validate orderly shutdown.</text:p>
            <text:p text:style-name="P8"/>
            <text:p text:style-name="P8">1. Start multiple connections, with multiple sessions (each on it's own thread) that has multiple producers and consumers.</text:p>
            <text:p text:style-name="P8"/>
            <text:p text:style-name="P8"><text:soft-page-break/>2. The producers and consumers will participate in producing and consuming a continuous stream of messages.</text:p>
            <text:p text:style-name="P8"/>
            <text:p text:style-name="P8">3. After a configurable timeout. A separate thread will start shutting down connections randomly until all connections are successfully closed.</text:p>
          </table:table-cell>
          <table:table-cell table:style-name="Table1.C2" office:value-type="string">
            <text:p text:style-name="P8">1. Verify that all connections are shutdown properly and there are no hangs.</text:p>
          </table:table-cell>
        </table:table-row>
        <table:table-row>
          <table:table-cell table:style-name="Table1.A2" office:value-type="string">
            <text:p text:style-name="P8">Test4 </text:p>
          </table:table-cell>
          <table:table-cell table:style-name="Table1.A2" office:value-type="string">
            <text:p text:style-name="P8">Validate application failover due to session exception.</text:p>
            <text:p text:style-name="P8"/>
            <text:p text:style-name="P4">1. <text:span text:style-name="T3">Failover is disabled.</text:span></text:p>
            <text:p text:style-name="P4"/>
            <text:p text:style-name="P8">2. Induce a session exception by exceeding queue limit.</text:p>
            <text:p text:style-name="P4"/>
            <text:p text:style-name="P8">3. The onException method will close the existing connection and try to create a new connection.</text:p>
            <text:p text:style-name="P4"/>
          </table:table-cell>
          <table:table-cell table:style-name="Table1.C2" office:value-type="string">
            <text:p text:style-name="P8">Verify that,</text:p>
            <text:p text:style-name="P8"/>
            <text:p text:style-name="P8">1. No deadlocks or hangs (that timeout) are present.</text:p>
            <text:p text:style-name="P8"/>
            <text:p text:style-name="P8">2. The existing connection is properly closed and no tcp connection leaks.</text:p>
            <text:p text:style-name="P8"/>
            <text:p text:style-name="P9">3. A new connection is successfully created.</text:p>
          </table:table-cell>
        </table:table-row>
        <table:table-row>
          <table:table-cell table:style-name="Table1.A2" office:value-type="string">
            <text:p text:style-name="P8">Test5</text:p>
          </table:table-cell>
          <table:table-cell table:style-name="Table1.A2" office:value-type="string">
            <text:p text:style-name="P8">V<text:span text:style-name="T7">erify</text:span> correct propagation of session exceptions.</text:p>
            <text:p text:style-name="P8"/>
            <text:p text:style-name="P8">1. Create a producer that continuously exceeds the queue limit.</text:p>
            <text:p text:style-name="P8"/>
            <text:p text:style-name="P8">2. Create a consumers that <text:span text:style-name="T4">continuously</text:span> <text:span text:style-name="T4">creates a subscription to an unknown queue.</text:span></text:p>
          </table:table-cell>
          <table:table-cell table:style-name="Table1.C2" office:value-type="string">
            <text:p text:style-name="P8">Verify that,</text:p>
            <text:p text:style-name="P8"/>
            <text:p text:style-name="P8">1. No deadlocks or hangs (that timeout) are present.</text:p>
            <text:p text:style-name="P8"/>
            <text:p text:style-name="P8">2. The existing <text:span text:style-name="T5">session</text:span> is properly closed.</text:p>
            <text:p text:style-name="P8"/>
            <text:p text:style-name="P10">3. A new session is created successfully and the application is allowed to proceed.</text:p>
          </table:table-cell>
        </table:table-row>
        <table:table-row>
          <table:table-cell table:style-name="Table1.A2" office:value-type="string">
            <text:p text:style-name="P11">Test6</text:p>
          </table:table-cell>
          <table:table-cell table:style-name="Table1.A2" office:value-type="string">
            <text:p text:style-name="P11">V<text:span text:style-name="T7">erify correct behavior when a</text:span> session or consumer <text:span text:style-name="T7">is closed</text:span> inside onMessage().</text:p>
            <text:p text:style-name="P11"/>
            <text:p text:style-name="P5"><text:span text:style-name="T10">(</text:span>1<text:span text:style-name="T6">a).</text:span> Send and receive a continuous stream of messages.</text:p>
            <text:p text:style-name="P5"/>
            <text:p text:style-name="P11">OR (1b) <text:span text:style-name="T2">Populate MY_QUEUE with a reasonable amount of messages (Ex 100k) to allow sufficient time to induce </text:span>several closures.</text:p>
            <text:p text:style-name="P11"/>
            <text:p text:style-name="P11">2. Echo the message to MY_DEST_QUEUE.</text:p>
            <text:p text:style-name="P5"/>
            <text:p text:style-name="P11">3. Randomly close the session (or the consumer) from within the onMessage method.</text:p>
            <text:p text:style-name="P11"/>
            <text:p text:style-name="P11"><text:soft-page-break/>4. Recreate the setup and continue.</text:p>
          </table:table-cell>
          <table:table-cell table:style-name="Table1.C2" office:value-type="string">
            <text:p text:style-name="P8">Verify that,</text:p>
            <text:p text:style-name="P8"/>
            <text:p text:style-name="P8">1. No deadlocks or hangs (that timeout) are present.</text:p>
            <text:p text:style-name="P8"/>
            <text:p text:style-name="P8">2. The existing <text:span text:style-name="T5">session and consumers</text:span> <text:span text:style-name="T6">are</text:span> properly closed.</text:p>
            <text:p text:style-name="P8"/>
            <text:p text:style-name="P10">3. A new session is created successfully and the application is allowed to proceed.</text:p>
            <text:p text:style-name="P10"/>
            <text:p text:style-name="P11">4. If a set of number of messages are used (1b) then verify that MY_DEST_QUEUE has at least the expected number of messages <text:span text:style-name="T7">(dups allowed)</text:span> if non transacted and <text:span text:style-name="T7">the</text:span> exact number of messages if transacted.</text:p>
          </table:table-cell>
        </table:table-row>
        <table:table-row>
          <table:table-cell table:style-name="Table1.A2" office:value-type="string">
            <text:p text:style-name="P12">Test7</text:p>
          </table:table-cell>
          <table:table-cell table:style-name="Table1.A2" office:value-type="string">
            <text:p text:style-name="P11">V<text:span text:style-name="T7">erify correct behavior when recover is called</text:span> inside onMessage().</text:p>
            <text:p text:style-name="P11"/>
            <text:p text:style-name="P5"><text:span text:style-name="T10">(</text:span>1<text:span text:style-name="T6">a).</text:span> Send and receive a continuous stream of messages.</text:p>
            <text:p text:style-name="P5"/>
            <text:p text:style-name="P11">OR (1b) <text:span text:style-name="T2">Populate MY_QUEUE with a reasonable amount of messages (Ex 100k) to allow sufficient time to call recover several times.</text:span></text:p>
            <text:p text:style-name="P11"/>
            <text:p text:style-name="P11">2. Echo the message to MY_DEST_QUEUE.</text:p>
            <text:p text:style-name="P5"/>
            <text:p text:style-name="P11">3. Randomly <text:span text:style-name="T7">call recover</text:span> within the onMessage method.</text:p>
          </table:table-cell>
          <table:table-cell table:style-name="Table1.C2" office:value-type="string">
            <text:p text:style-name="P8">Verify that,</text:p>
            <text:p text:style-name="P8"/>
            <text:p text:style-name="P8">1. No deadlocks or hangs (that timeout) are present.</text:p>
            <text:p text:style-name="P8"/>
            <text:p text:style-name="P8">2. <text:span text:style-name="T7">The application continues to send and receive messages.</text:span></text:p>
            <text:p text:style-name="P10"/>
            <text:p text:style-name="P12">3. Works for all ack modes (except transactions).</text:p>
            <text:p text:style-name="P10"/>
            <text:p text:style-name="P11">4. If a set of number of messages are used (1b) then verify that MY_DEST_QUEUE has at least the expected number of messages <text:span text:style-name="T7">(dups allowed).</text:span></text:p>
          </table:table-cell>
        </table:table-row>
        <table:table-row>
          <table:table-cell table:style-name="Table1.A2" office:value-type="string">
            <text:p text:style-name="P13">Test8</text:p>
          </table:table-cell>
          <table:table-cell table:style-name="Table1.A2" office:value-type="string">
            <text:p text:style-name="P11">V<text:span text:style-name="T7">erify correct behavior when rollback is called</text:span> inside onMessage().</text:p>
            <text:p text:style-name="P11"/>
            <text:p text:style-name="P5"><text:span text:style-name="T10">(</text:span>1<text:span text:style-name="T6">a).</text:span> Send and receive a continuous stream of messages.</text:p>
            <text:p text:style-name="P5"/>
            <text:p text:style-name="P11">OR (1b) <text:span text:style-name="T2">Populate MY_QUEUE with a reasonable amount of messages (Ex 100k) to allow sufficient time to call recover several times.</text:span></text:p>
            <text:p text:style-name="P11"/>
            <text:p text:style-name="P11">2. Echo the message to MY_DEST_QUEUE.</text:p>
            <text:p text:style-name="P5"/>
            <text:p text:style-name="P11">3. Randomly <text:span text:style-name="T7">call recover</text:span> within the onMessage method.</text:p>
          </table:table-cell>
          <table:table-cell table:style-name="Table1.C2" office:value-type="string">
            <text:p text:style-name="P8">Verify that,</text:p>
            <text:p text:style-name="P8"/>
            <text:p text:style-name="P8">1. No deadlocks or hangs (that timeout) are present.</text:p>
            <text:p text:style-name="P8"/>
            <text:p text:style-name="P8">2. <text:span text:style-name="T7">The application continues to send and receive messages.</text:span></text:p>
            <text:p text:style-name="P11"/>
            <text:p text:style-name="P11"><text:span text:style-name="T8">3</text:span>. If a set of number of messages are used (1b) then verify that MY_DEST_QUEUE has <text:span text:style-name="T8">exact</text:span> number of messages <text:span text:style-name="T8">once the message flow is stopped.</text:span></text:p>
          </table:table-cell>
        </table:table-row>
        <table:table-row>
          <table:table-cell table:style-name="Table1.A2" office:value-type="string">
            <text:p text:style-name="P14">Test9</text:p>
          </table:table-cell>
          <table:table-cell table:style-name="Table1.A2" office:value-type="string">
            <text:p text:style-name="P14">Verify the correct general behavior of address strings. Unit tests are used for more granular testing of parsing and application of various options.</text:p>
            <text:p text:style-name="P14"/>
            <text:p text:style-name="P14">1. A test for exercising policy options.</text:p>
            <text:p text:style-name="P14"/>
            <text:p text:style-name="P14">2. A test for correct behavior to during link creation.</text:p>
            <text:p text:style-name="P14"/>
            <text:p text:style-name="P14">3. A test for correct behavior during link delete.</text:p>
          </table:table-cell>
          <table:table-cell table:style-name="Table1.C2" office:value-type="string">
            <text:p text:style-name="P14">The test self verifies the conditions.</text:p>
            <text:p text:style-name="P14">No manual intervention is needed.</text:p>
          </table:table-cell>
        </table:table-row>
        <table:table-row>
          <table:table-cell table:style-name="Table1.A2" office:value-type="string">
            <text:p text:style-name="P14">Test10</text:p>
          </table:table-cell>
          <table:table-cell table:style-name="Table1.A2" office:value-type="string">
            <text:p text:style-name="P15">Verify durable subscriptions with selectors. (With selectors disabled for <text:soft-page-break/>now).</text:p>
            <text:p text:style-name="P15"/>
            <text:p text:style-name="P15">1. Create several durable subscriptions.</text:p>
            <text:p text:style-name="P15"/>
            <text:p text:style-name="P15">2. Send X number of messages (a sufficiently large amount to allow time to induce several inactivity periods).</text:p>
            <text:p text:style-name="P15"/>
            <text:p text:style-name="P15">3. Randomly close and recreate the subscriptions several times.</text:p>
            <text:p text:style-name="P15"/>
            <text:p text:style-name="P16">4. If the broker is using persistence. The broker could be cycled a number of times.</text:p>
            <text:p text:style-name="P16"/>
            <text:p text:style-name="P16">5. Unsubscribe.</text:p>
          </table:table-cell>
          <table:table-cell table:style-name="Table1.C2" office:value-type="string">
            <text:p text:style-name="P15">Verify that,</text:p>
            <text:p text:style-name="P15"/>
            <text:p text:style-name="P15"><text:soft-page-break/>1. <text:span text:style-name="T11">All subscribers receive the expected number of messages.</text:span></text:p>
            <text:p text:style-name="P15"/>
            <text:p text:style-name="P16"><text:span text:style-name="T11">2. </text:span>Unsubscribe works as expect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0:26:49.620656233</meta:creation-date>
    <dc:date>2013-10-28T15:12:40.321215398</dc:date>
    <meta:editing-duration>PT4H15M25S</meta:editing-duration>
    <meta:editing-cycles>12</meta:editing-cycles>
    <meta:generator>LibreOffice/4.1.1.2$Linux_X86_64 LibreOffice_project/410$Build-2</meta:generator>
    <meta:document-statistic meta:table-count="1" meta:image-count="0" meta:object-count="0" meta:page-count="4" meta:paragraph-count="100" meta:word-count="947" meta:character-count="5823" meta:non-whitespace-character-count="4954"/>
  </office:meta>
</office:document-meta>
</file>